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_20__28_user_29_">
      <style:paragraph-properties style:writing-mode="lr-tb"/>
      <style:text-properties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ąęłćźżóś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2cm" style:writing-mode="page"/>
      <style:text-properties style:use-window-font-color="true" style:font-name="Times New Roman" fo:font-size="12pt" fo:language="pl" fo:country="PL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ideograph-alpha"/>
      <style:text-properties fo:color="#000000" style:font-name="Times New Roman" fo:font-size="12pt" fo:language="pl" fo:country="PL" style:font-name-asian="Lucida Sans Unicode" style:language-asian="en" style:country-asian="US" style:font-name-complex="Tahom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09T23:38:43</meta:creation-date>
    <dc:language>pl-PL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9"/>
  </office:meta>
</office:document-meta>
</file>